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8000" draw:textarea-horizontal-align="justify" draw:textarea-vertical-align="top" draw:auto-grow-height="false" fo:min-height="1.936cm" fo:min-width="4.861cm" fo:padding-top="0.178cm" fo:padding-bottom="0.178cm" fo:padding-left="0.303cm" fo:padding-right="0.303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b2b2b2" draw:textarea-horizontal-align="justify" draw:textarea-vertical-align="top" draw:auto-grow-height="false" fo:min-height="5.042cm" fo:min-width="6.379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8000" draw:textarea-horizontal-align="justify" draw:textarea-vertical-align="middle" draw:auto-grow-height="false" fo:min-height="1.217cm" fo:min-width="2.578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217cm" fo:min-width="3.212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afd095" draw:textarea-horizontal-align="justify" draw:textarea-vertical-align="top" draw:auto-grow-height="false" fo:min-height="1.232cm" fo:min-width="6.379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bf819e" draw:textarea-horizontal-align="justify" draw:textarea-vertical-align="top" draw:auto-grow-height="false" fo:min-height="1.232cm" fo:min-width="6.378cm" fo:padding-top="0.178cm" fo:padding-bottom="0.178cm" fo:padding-left="0.303cm" fo:padding-right="0.303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63cm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111111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4" style:family="graphic" style:parent-style-name="objectwithoutfill">
      <style:graphic-properties svg:stroke-width="0.106cm" svg:stroke-color="#000000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 loext:decorative="false"/>
      <style:paragraph-properties style:writing-mode="lr-tb"/>
    </style:style>
    <style:style style:name="gr16" style:family="graphic" style:parent-style-name="objectwithoutfill">
      <style:graphic-properties svg:stroke-width="0.106cm" svg:stroke-color="#000000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5cm" loext:decorative="false"/>
      <style:paragraph-properties style:writing-mode="lr-tb"/>
    </style:style>
    <style:style style:name="gr18" style:family="graphic" style:parent-style-name="objectwithoutfill">
      <style:graphic-properties svg:stroke-width="0.106cm" svg:stroke-color="#000000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42cm" loext:decorative="false"/>
      <style:paragraph-properties style:writing-mode="lr-tb"/>
    </style:style>
    <style:style style:name="gr20" style:family="graphic" style:parent-style-name="objectwithoutfill">
      <style:graphic-properties svg:stroke-width="0.106cm" svg:stroke-color="#000000" draw:marker-start="Arrowheads_20_12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 loext:decorative="false"/>
      <style:paragraph-properties style:writing-mode="lr-tb"/>
    </style:style>
    <style:style style:name="gr22" style:family="graphic" style:parent-style-name="standard">
      <style:graphic-properties draw:fill-color="#afd095"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afd095"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4" style:family="graphic" style:parent-style-name="objectwithoutfill">
      <style:graphic-properties svg:stroke-width="0.106cm" svg:stroke-color="#000000" draw:marker-start-width="0.359cm" draw:marker-end="Arrowheads_20_13" draw:marker-end-width="0.459cm" draw:fill="none" draw:textarea-vertical-align="middle" fo:padding-top="0.178cm" fo:padding-bottom="0.178cm" fo:padding-left="0.303cm" fo:padding-right="0.303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8000"/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loext:graphic-properties draw:fill-color="#afd095"/>
      <style:paragraph-properties fo:text-align="center" style:writing-mode="lr-tb"/>
    </style:style>
    <style:style style:name="P5" style:family="paragraph">
      <loext:graphic-properties draw:fill-color="#bf819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5.715cm" svg:height="2.54cm" svg:x="20.084cm" svg:y="4.235cm">
          <text:p text:style-name="P1">Florida Depo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5.715cm" svg:height="2.54cm" svg:x="20.114cm" svg:y="9.782cm">
          <text:p text:style-name="P1">Tennessee Depo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6.985cm" svg:height="5.398cm" svg:x="10.056cm" svg:y="8.302cm">
          <text:p text:style-name="P1">Development Group</text:p>
          <text:p text:style-name="P1">(University of Texas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502cm" svg:height="2.223cm" svg:x="20.662cm" svg:y="15.029cm">
          <text:p text:style-name="P1">Georg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5.398cm" svg:height="2.223cm" svg:x="0.999cm" svg:y="8.302cm">
          <text:p text:style-name="P1">Tenness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5.398cm" svg:height="2.223cm" svg:x="0.999cm" svg:y="5.445cm">
          <text:p text:style-name="P1">Tex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5.398cm" svg:height="2.223cm" svg:x="0.999cm" svg:y="11.16cm">
          <text:p text:style-name="P1">Flori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5.398cm" svg:height="2.223cm" svg:x="0.999cm" svg:y="14.017cm">
          <text:p text:style-name="P1">Oklaho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6.985cm" svg:height="1.588cm" svg:x="10.056cm" svg:y="4.492cm">
          <text:p text:style-name="P1">Savings Institutions</text:p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6.984cm" svg:height="1.588cm" svg:x="10.056cm" svg:y="15.922cm">
          <text:p text:style-name="P1">Commercial Industry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svg:x1="6.397cm" svg:y1="6.557cm" svg:x2="10.056cm" svg:y2="11.001cm" draw:start-shape="id1" draw:start-glue-point="10" draw:end-shape="id2" draw:end-glue-point="3" svg:d="M6397 6557c2745 0 916 4444 3659 4444" svg:viewBox="0 0 3660 4445">
          <text:p/>
        </draw:connector>
        <draw:connector draw:style-name="gr7" draw:text-style-name="P6" draw:layer="layout" draw:type="curve" svg:x1="6.397cm" svg:y1="9.414cm" svg:x2="10.056cm" svg:y2="11.001cm" draw:start-shape="id3" draw:start-glue-point="10" draw:end-shape="id2" draw:end-glue-point="3" svg:d="M6397 9414c2745 0 916 1587 3659 1587" svg:viewBox="0 0 3660 1588">
          <text:p/>
        </draw:connector>
        <draw:connector draw:style-name="gr7" draw:text-style-name="P6" draw:layer="layout" draw:type="curve" svg:x1="6.397cm" svg:y1="12.272cm" svg:x2="10.056cm" svg:y2="11.001cm" draw:start-shape="id4" draw:start-glue-point="10" draw:end-shape="id2" draw:end-glue-point="3" svg:d="M6397 12272c2745 0 916-1271 3659-1271" svg:viewBox="0 0 3660 1272">
          <text:p/>
        </draw:connector>
        <draw:connector draw:style-name="gr7" draw:text-style-name="P6" draw:layer="layout" draw:type="curve" svg:x1="6.397cm" svg:y1="15.129cm" svg:x2="10.056cm" svg:y2="11.001cm" draw:start-shape="id5" draw:start-glue-point="10" draw:end-shape="id2" draw:end-glue-point="3" svg:d="M6397 15129c2745 0 916-4128 3659-4128" svg:viewBox="0 0 3660 4129">
          <text:p/>
        </draw:connector>
        <draw:frame draw:style-name="gr8" draw:text-style-name="P7" draw:layer="layout" svg:width="6.463cm" svg:height="1.673cm" svg:x="0.569cm" svg:y="3.454cm">
          <draw:text-box>
            <text:p>TWG steers direction</text:p>
            <text:p>And contributes $$</text:p>
          </draw:text-box>
        </draw:frame>
        <draw:connector draw:style-name="gr9" draw:text-style-name="P6" draw:layer="layout" draw:type="curve" svg:x1="13.548cm" svg:y1="6.08cm" svg:x2="13.548cm" svg:y2="8.302cm" draw:start-shape="id6" draw:start-glue-point="2" draw:end-shape="id2" draw:end-glue-point="0" svg:d="M13548 6080v2222" svg:viewBox="0 0 1 2223">
          <text:p text:style-name="P8">Contributes <text:s/>$$$ <text:s text:c="11"/></text:p>
        </draw:connector>
        <draw:connector draw:style-name="gr10" draw:text-style-name="P6" draw:layer="layout" draw:type="curve" svg:x1="17.041cm" svg:y1="5.286cm" svg:x2="17.041cm" svg:y2="5.286cm" draw:start-shape="id6" draw:end-shape="id6" svg:d="M17041 5286z" svg:viewBox="0 0 1 1">
          <text:p/>
        </draw:connector>
        <draw:connector draw:style-name="gr11" draw:text-style-name="P6" draw:layer="layout" draw:type="curve" svg:x1="17.041cm" svg:y1="5.286cm" svg:x2="17.041cm" svg:y2="5.286cm" draw:start-shape="id6" draw:end-shape="id6" svg:d="M17041 5286z" svg:viewBox="0 0 1 1">
          <text:p/>
        </draw:connector>
        <draw:connector draw:style-name="gr12" draw:text-style-name="P6" draw:layer="layout" draw:type="curve" svg:x1="17.041cm" svg:y1="5.286cm" svg:x2="17.041cm" svg:y2="5.286cm" draw:start-shape="id6" draw:end-shape="id6" svg:d="M17041 5286z" svg:viewBox="0 0 1 1">
          <text:p/>
        </draw:connector>
        <draw:connector draw:style-name="gr13" draw:text-style-name="P6" draw:layer="layout" draw:type="curve" svg:x1="17.041cm" svg:y1="5.286cm" svg:x2="17.041cm" svg:y2="5.286cm" draw:start-shape="id6" draw:end-shape="id6" svg:d="M17041 5286z" svg:viewBox="0 0 1 1">
          <text:p/>
        </draw:connector>
        <draw:connector draw:style-name="gr14" draw:text-style-name="P6" draw:layer="layout" draw:type="curve" draw:line-skew="-1.115cm" svg:x1="13.548cm" svg:y1="4.492cm" svg:x2="22.941cm" svg:y2="4.235cm" draw:start-shape="id6" draw:start-glue-point="0" draw:end-shape="id7" draw:end-glue-point="0" svg:d="M13548 4492c0-2887 9393-2759 9393-257" svg:viewBox="0 0 9394 2151">
          <text:p/>
        </draw:connector>
        <draw:frame draw:style-name="gr15" draw:text-style-name="P7" draw:layer="layout" svg:width="2.335cm" svg:height="0.962cm" svg:x="17.51cm" svg:y="2.27cm">
          <draw:text-box>
            <text:p>Stores</text:p>
          </draw:text-box>
        </draw:frame>
        <draw:connector draw:style-name="gr16" draw:text-style-name="P6" draw:layer="layout" draw:type="curve" svg:x1="13.548cm" svg:y1="13.7cm" svg:x2="13.548cm" svg:y2="15.922cm" draw:start-shape="id2" draw:start-glue-point="2" draw:end-shape="id8" draw:end-glue-point="0" svg:d="M13548 13700v2222" svg:viewBox="0 0 1 2223">
          <text:p text:style-name="P8"><text:s text:c="12"/>API Specs for Point Of Sales <text:s text:c="10"/></text:p>
        </draw:connector>
        <draw:frame draw:style-name="gr17" draw:text-style-name="P7" draw:layer="layout" svg:width="3.385cm" svg:height="3.095cm" svg:x="12.069cm" svg:y="10.207cm">
          <draw:text-box>
            <text:p>Policies</text:p>
            <text:p>Protocols</text:p>
            <text:p>Platform</text:p>
            <text:p>Support</text:p>
          </draw:text-box>
        </draw:frame>
        <draw:connector draw:style-name="gr18" draw:text-style-name="P6" draw:layer="layout" draw:type="curve" svg:x1="22.913cm" svg:y1="15.029cm" svg:x2="22.971cm" svg:y2="12.322cm" draw:start-shape="id9" draw:start-glue-point="4" draw:end-shape="id10" draw:end-glue-point="2" svg:d="M22913 15029c0-2029 58-676 58-2707" svg:viewBox="0 0 59 2708">
          <text:p/>
        </draw:connector>
        <draw:frame draw:style-name="gr19" draw:text-style-name="P7" draw:layer="layout" svg:width="2.547cm" svg:height="1.673cm" svg:x="23.202cm" svg:y="13.039cm">
          <draw:text-box>
            <text:p>Shared</text:p>
            <text:p>Depo</text:p>
          </draw:text-box>
        </draw:frame>
        <draw:connector draw:style-name="gr20" draw:text-style-name="P6" draw:layer="layout" draw:type="curve" draw:line-skew="0.441cm" svg:x1="25.799cm" svg:y1="5.505cm" svg:x2="25.829cm" svg:y2="11.052cm" draw:start-shape="id7" draw:start-glue-point="1" draw:end-shape="id10" draw:end-glue-point="1" svg:d="M25799 5505c1536 0 1521 5547 30 5547" svg:viewBox="0 0 1151 5548">
          <text:p/>
        </draw:connector>
        <draw:frame draw:style-name="gr21" draw:text-style-name="P7" draw:layer="layout" svg:width="4.418cm" svg:height="1.673cm" svg:x="22.624cm" svg:y="7.092cm">
          <draw:text-box>
            <text:p>Depo</text:p>
            <text:p>Interoperation</text:p>
          </draw:text-box>
        </draw:frame>
        <draw:custom-shape draw:style-name="gr22" draw:text-style-name="P4" draw:layer="layout" svg:width="3.81cm" svg:height="0.952cm" svg:x="21.039cm" svg:y="5.415cm">
          <text:p text:style-name="P1">Texas $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4.445cm" svg:height="0.952cm" svg:x="20.662cm" svg:y="10.902cm">
          <text:p text:style-name="P1">Tennessee $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draw:type="curve" draw:line-skew="-0.685cm" svg:x1="17.041cm" svg:y1="11.001cm" svg:x2="20.084cm" svg:y2="5.505cm" draw:start-shape="id2" draw:start-glue-point="1" draw:end-shape="id7" draw:end-glue-point="3" svg:d="M17041 11001c1254 0-267-5496 3043-5496" svg:viewBox="0 0 3044 5497">
          <text:p/>
        </draw:connector>
        <draw:connector draw:style-name="gr24" draw:text-style-name="P6" draw:layer="layout" draw:type="curve" svg:x1="17.041cm" svg:y1="11.001cm" svg:x2="20.114cm" svg:y2="11.052cm" draw:start-shape="id2" draw:start-glue-point="1" draw:end-shape="id10" draw:end-glue-point="3" svg:d="M17041 11001c2304 0 768 51 3073 51" svg:viewBox="0 0 3074 52">
          <text:p/>
        </draw:connector>
        <draw:frame draw:style-name="gr25" draw:text-style-name="P7" draw:layer="layout" svg:width="2.013cm" svg:height="0.962cm" svg:x="18.145cm" svg:y="9.563cm">
          <draw:text-box>
            <text:p>Uses</text:p>
          </draw:text-box>
        </draw:frame>
        <draw:connector draw:style-name="gr24" draw:text-style-name="P6" draw:layer="layout" draw:type="curve" draw:line-skew="-0.336cm" svg:x1="17.166cm" svg:y1="11.026cm" svg:x2="20.662cm" svg:y2="16.141cm" draw:end-shape="id9" draw:end-glue-point="6" svg:d="M17166 11026c1704 0-44 5115 3496 5115" svg:viewBox="0 0 3497 5116">
          <text:p/>
        </draw:connector>
        <draw:frame draw:style-name="gr25" draw:text-style-name="P7" draw:layer="layout" svg:width="2.013cm" svg:height="0.962cm" svg:x="18.037cm" svg:y="11.477cm">
          <draw:text-box>
            <text:p>Use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40" svg:d="M0 40l10-40 10 4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9:43:25.516935603</meta:creation-date>
    <dc:date>2024-11-02T21:32:59.948310505</dc:date>
    <meta:editing-duration>PT43M28S</meta:editing-duration>
    <meta:editing-cycles>23</meta:editing-cycles>
    <meta:generator>LibreOffice/24.2.6.2$Linux_X86_64 LibreOffice_project/420$Build-2</meta:generator>
    <meta:document-statistic meta:object-count="35"/>
  </office:meta>
</office:document-meta>
</file>